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.011cm" fo:margin-left="0cm" fo:break-before="page" table:align="left"/>
    </style:style>
    <style:style style:name="Tabelle2.A" style:family="table-column">
      <style:table-column-properties style:column-width="8.505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.011cm" fo:margin-left="0cm" fo:break-before="page" table:align="left"/>
    </style:style>
    <style:style style:name="Tabelle3.A" style:family="table-column">
      <style:table-column-properties style:column-width="8.505cm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1pt" fo:font-style="normal" fo:font-weight="normal" officeooo:rsid="01b7e788" officeooo:paragraph-rsid="01c8d9ba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officeooo:paragraph-rsid="01db0db6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officeooo:paragraph-rsid="01dcde7d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officeooo:paragraph-rsid="01df987b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1pt" officeooo:paragraph-rsid="01e0420f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1pt" officeooo:rsid="01dcde7d" officeooo:paragraph-rsid="01dcde7d" style:font-size-asian="11pt" style:font-size-complex="11pt"/>
    </style:style>
    <style:style style:name="P11" style:family="paragraph" style:parent-style-name="Standard">
      <style:text-properties officeooo:paragraph-rsid="01df987b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e4a0bc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5b47a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1pt" officeooo:paragraph-rsid="01db0db6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1pt" officeooo:paragraph-rsid="01e667c3" style:font-size-asian="11pt" style:font-size-complex="11pt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e21f63"/>
    </style:style>
    <style:style style:name="T2" style:family="text">
      <style:text-properties officeooo:rsid="01e31b42"/>
    </style:style>
    <style:style style:name="T3" style:family="text">
      <style:text-properties officeooo:rsid="015f19d4"/>
    </style:style>
    <style:style style:name="T4" style:family="text">
      <style:text-properties officeooo:rsid="01df987b"/>
    </style:style>
    <style:style style:name="T5" style:family="text">
      <style:text-properties officeooo:rsid="01e4a0b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1cdb0b8"/>
    </style:style>
    <style:style style:name="T8" style:family="text">
      <style:text-properties officeooo:rsid="00840c47"/>
    </style:style>
    <style:style style:name="T9" style:family="text">
      <style:text-properties style:font-name="Courier New" fo:font-size="11pt" style:font-size-asian="11pt" style:font-size-complex="11pt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P5">void aufgabe1()</text:p>
            <text:p text:style-name="P5">{</text:p>
            <text:p text:style-name="P6"><text:s text:c="3"/>sp.setPosition(</text:p>
            <text:p text:style-name="P6"><text:s text:c="6"/>window.getWidth() /2 - 50,</text:p>
            <text:p text:style-name="P6"><text:s text:c="6"/>window.getHeight()/2 - <text:span text:style-name="T5">50</text:span>);</text:p>
            <text:p text:style-name="P5"><text:s text:c="3"/>while (true)</text:p>
            <text:p text:style-name="P5"><text:s text:c="3"/>{</text:p>
            <text:p text:style-name="P5"><text:s text:c="6"/>if (window.mouseButton1())</text:p>
            <text:p text:style-name="P5"><text:s text:c="6"/>{</text:p>
            <text:p text:style-name="P6"><text:s text:c="9"/>sp.setPosition(</text:p>
            <text:p text:style-name="P6"><text:s text:c="12"/>window.getMouseX(),</text:p>
            <text:p text:style-name="P6"><text:s text:c="12"/>window.getMouseY());</text:p>
            <text:p text:style-name="P5"><text:s text:c="6"/>}</text:p>
            <text:p text:style-name="P5"><text:s text:c="6"/>window.clear();</text:p>
            <text:p text:style-name="P5"><text:s text:c="6"/>sp.draw(window);</text:p>
            <text:p text:style-name="P5"><text:s text:c="6"/>window.paintFrame();</text:p>
            <text:p text:style-name="P5"><text:s text:c="3"/>}</text:p>
            <text:p text:style-name="P5">}</text:p>
            <text:p text:style-name="P5"/>
            <text:p text:style-name="P5"/>
            <text:p text:style-name="P5">void aufgabe3()</text:p>
            <text:p text:style-name="P10">{</text:p>
            <text:p text:style-name="P7"><text:s text:c="3"/>sp.setPosition(</text:p>
            <text:p text:style-name="P7"><text:s text:c="6"/>window.getWidth() /2 - 50,</text:p>
            <text:p text:style-name="P7"><text:s text:c="6"/>window.getHeight()/2 - <text:span text:style-name="T5">50</text:span>);</text:p>
            <text:p text:style-name="P7"><text:s text:c="3"/>sp.setSpeed(0);</text:p>
            <text:p text:style-name="P5"><text:s text:c="3"/>while (true)</text:p>
            <text:p text:style-name="P5"><text:s text:c="3"/>{</text:p>
            <text:p text:style-name="P7"><text:s text:c="6"/>if (window.isKeyDown(</text:p>
            <text:p text:style-name="P7"><text:s text:c="13"/>KeyEvent.VK_RIGHT))</text:p>
            <text:p text:style-name="P7"><text:s text:c="6"/>{</text:p>
            <text:p text:style-name="P5"><text:s text:c="9"/>sp.dreheRechts(5);</text:p>
            <text:p text:style-name="P5"><text:s text:c="6"/>}</text:p>
            <text:p text:style-name="P7"><text:s text:c="6"/>if (window.isKeyDown(</text:p>
            <text:p text:style-name="P7"><text:s text:c="13"/>KeyEvent.VK_LEFT))</text:p>
            <text:p text:style-name="P7"><text:s text:c="6"/>{</text:p>
            <text:p text:style-name="P5"><text:s text:c="9"/>sp.dreheLinks(5);</text:p>
            <text:p text:style-name="P5"><text:s text:c="6"/>}</text:p>
            <text:p text:style-name="P7"><text:s text:c="6"/>if (window.isKeyDown(</text:p>
            <text:p text:style-name="P7"><text:s text:c="13"/>KeyEvent.VK_UP))</text:p>
            <text:p text:style-name="P7"><text:s text:c="6"/>{</text:p>
            <text:p text:style-name="P5"><text:s text:c="9"/>sp.schneller(0.25);</text:p>
            <text:p text:style-name="P5"><text:s text:c="6"/>}</text:p>
            <text:p text:style-name="P7"><text:s text:c="6"/>if (window.isKeyDown(</text:p>
            <text:p text:style-name="P7"><text:s text:c="13"/>KeyEvent.VK_DOWN))</text:p>
            <text:p text:style-name="P7"><text:s text:c="6"/>{</text:p>
            <text:p text:style-name="P5"><text:s text:c="9"/>sp.langsamer(0.25);</text:p>
            <text:p text:style-name="P5"><text:s text:c="6"/>}</text:p>
            <text:p text:style-name="P5"><text:s text:c="6"/>sp.bewege();</text:p>
            <text:p text:style-name="P5"/>
            <text:p text:style-name="P5"><text:s text:c="6"/>window.clear();</text:p>
            <text:p text:style-name="P5"><text:s text:c="6"/>sp.draw(window);</text:p>
            <text:p text:style-name="P5"><text:s text:c="6"/>window.paintFrame();</text:p>
            <text:p text:style-name="P5"><text:s text:c="3"/>}</text:p>
            <text:p text:style-name="P5">}</text:p>
          </table:table-cell>
          <table:table-cell table:style-name="Tabelle2.A1" office:value-type="string">
            <text:p text:style-name="P6">void aufgabe2()</text:p>
            <text:p text:style-name="P6">{</text:p>
            <text:p text:style-name="P6"><text:s text:c="3"/>sp.setPosition(</text:p>
            <text:p text:style-name="P6"><text:s text:c="6"/>window.getWidth() / 2 - 50,</text:p>
            <text:p text:style-name="P6"><text:s text:c="6"/>window.getHeight()/ 2 - <text:span text:style-name="T5">50</text:span>);</text:p>
            <text:p text:style-name="P15"><text:s text:c="3"/>sp.setSpeed(5);</text:p>
            <text:p text:style-name="P15"><text:span text:style-name="T9"/></text:p>
            <text:p text:style-name="P15"><text:s text:c="3"/>while (true)</text:p>
            <text:p text:style-name="P6"><text:s text:c="3"/>{</text:p>
            <text:p text:style-name="P6"><text:s text:c="6"/>if (window.isKeyDown(</text:p>
            <text:p text:style-name="P6"><text:s text:c="13"/>KeyEvent.VK_RIGHT))</text:p>
            <text:p text:style-name="P6"><text:s text:c="6"/>{</text:p>
            <text:p text:style-name="P6"><text:s text:c="9"/>sp.setRichtung(0);</text:p>
            <text:p text:style-name="P15"><text:s text:c="9"/>sp.bewege();</text:p>
            <text:p text:style-name="P15"><text:s text:c="6"/>}</text:p>
            <text:p text:style-name="P6"><text:s text:c="6"/>if (window.isKeyDown(</text:p>
            <text:p text:style-name="P6"><text:s text:c="13"/>KeyEvent.VK_LEFT))</text:p>
            <text:p text:style-name="P6"><text:s text:c="6"/>{</text:p>
            <text:p text:style-name="P15"><text:s text:c="9"/>sp.setRichtung(180);</text:p>
            <text:p text:style-name="P15"><text:s text:c="9"/>sp.bewege();</text:p>
            <text:p text:style-name="P15"><text:s text:c="6"/>}</text:p>
            <text:p text:style-name="P6"><text:s text:c="6"/>if (window.isKeyDown(</text:p>
            <text:p text:style-name="P6"><text:s text:c="13"/>KeyEvent.VK_UP))</text:p>
            <text:p text:style-name="P6"><text:s text:c="6"/>{</text:p>
            <text:p text:style-name="P6"><text:s text:c="9"/>sp.setRichtung(270);</text:p>
            <text:p text:style-name="P15"><text:s text:c="9"/>sp.bewege();</text:p>
            <text:p text:style-name="P15"><text:s text:c="6"/>}</text:p>
            <text:p text:style-name="P6"><text:s text:c="6"/>if (window.isKeyDown(</text:p>
            <text:p text:style-name="P6"><text:s text:c="13"/>KeyEvent.VK_DOWN))</text:p>
            <text:p text:style-name="P6"><text:s text:c="6"/>{</text:p>
            <text:p text:style-name="P6"><text:s text:c="9"/>sp.setRichtung(90);</text:p>
            <text:p text:style-name="P15"><text:s text:c="9"/>sp.bewege();</text:p>
            <text:p text:style-name="P15"><text:s text:c="6"/>}</text:p>
            <text:p text:style-name="P6"/>
            <text:p text:style-name="P6"><text:s text:c="6"/>window.clear();</text:p>
            <text:p text:style-name="P6"><text:s text:c="6"/>sp.draw(window);</text:p>
            <text:p text:style-name="P6"><text:s text:c="6"/>window.paintFrame();</text:p>
            <text:p text:style-name="P6"><text:s text:c="3"/>}</text:p>
            <text:p text:style-name="P6">}</text:p>
          </table:table-cell>
        </table:table-row>
      </table:table>
      <text:p text:style-name="P4"/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8">void aufgabe4()</text:p>
            <text:p text:style-name="P8">{</text:p>
            <text:p text:style-name="P8"><text:s text:c="3"/>float r;</text:p>
            <text:p text:style-name="P8"><text:s text:c="3"/>Color farbe;</text:p>
            <text:p text:style-name="P8"><text:s text:c="3"/>int mausrad;</text:p>
            <text:p text:style-name="P8"><text:s text:c="8"/></text:p>
            <text:p text:style-name="P8"><text:s text:c="3"/>r = 0.5f;</text:p>
            <text:p text:style-name="P8"><text:s text:c="3"/>while (true)</text:p>
            <text:p text:style-name="P8"><text:s text:c="3"/>{</text:p>
            <text:p text:style-name="P8"><text:s text:c="6"/>farbe = new Color(r, r, r);</text:p>
            <text:p text:style-name="P8"><text:s text:c="6"/>window.clear(farbe);</text:p>
            <text:p text:style-name="P8"><text:s text:c="6"/>mausrad = window.mouseWheel();</text:p>
            <text:p text:style-name="P8"><text:s text:c="6"/>if (mausrad &lt; 0)</text:p>
            <text:p text:style-name="P8"><text:s text:c="6"/>{</text:p>
            <text:p text:style-name="P8"><text:s text:c="9"/>r -= 0.05f;</text:p>
            <text:p text:style-name="P8"><text:s text:c="9"/>if (r &lt;= 0.0f)</text:p>
            <text:p text:style-name="P8"><text:s text:c="9"/>{</text:p>
            <text:p text:style-name="P8"><text:s text:c="12"/>r = 0.0f;</text:p>
            <text:p text:style-name="P8"><text:s text:c="9"/>}</text:p>
            <text:p text:style-name="P8"><text:s text:c="6"/>}</text:p>
            <text:p text:style-name="P8"><text:s text:c="6"/><text:span text:style-name="T4">i</text:span>f (mausrad &gt; 0)</text:p>
            <text:p text:style-name="P8"><text:s text:c="6"/>{</text:p>
            <text:p text:style-name="P8"><text:s text:c="9"/>r += 0.05f;</text:p>
            <text:p text:style-name="P8"><text:s text:c="9"/>if (r &gt;= 1.0f)</text:p>
            <text:p text:style-name="P8"><text:s text:c="9"/>{</text:p>
            <text:p text:style-name="P8"><text:s text:c="12"/>r = 1.0f;</text:p>
            <text:p text:style-name="P8"><text:s text:c="9"/>}</text:p>
            <text:p text:style-name="P8"><text:s text:c="6"/>}</text:p>
            <text:p text:style-name="P8"><text:s text:c="6"/>window.paintFrame();</text:p>
            <text:p text:style-name="P8"><text:s text:c="3"/>}</text:p>
            <text:p text:style-name="P8">}</text:p>
          </table:table-cell>
          <table:table-cell table:style-name="Tabelle3.A1" office:value-type="string">
            <text:p text:style-name="P8">void aufgabe5()</text:p>
            <text:p text:style-name="P8">{</text:p>
            <text:p text:style-name="P8"><text:s text:c="3"/>int x1, y1, x2, y2;</text:p>
            <text:p text:style-name="P8"><text:s text:c="3"/>Color cBlau;</text:p>
            <text:p text:style-name="P8"/>
            <text:p text:style-name="P8"><text:s text:c="3"/>cBlau <text:s/>= new Color(0f, 0f, 1f);</text:p>
            <text:p text:style-name="P8"/>
            <text:p text:style-name="P8"><text:s text:c="3"/>x1 = window.getWidth() / 2;</text:p>
            <text:p text:style-name="P8"><text:s text:c="3"/>y1 = window.getHeight()/ 2;</text:p>
            <text:p text:style-name="P8"><text:s text:c="8"/></text:p>
            <text:p text:style-name="P8"><text:s text:c="3"/>while (true)</text:p>
            <text:p text:style-name="P8"><text:s text:c="3"/>{</text:p>
            <text:p text:style-name="P8"><text:s text:c="6"/>if (window.mouseButton1())</text:p>
            <text:p text:style-name="P8"><text:s text:c="6"/>{</text:p>
            <text:p text:style-name="P9"><text:s text:c="9"/>x2 = window.getMouseX();</text:p>
            <text:p text:style-name="P9"><text:s text:c="9"/>y2 = window.getMouseY();</text:p>
            <text:p text:style-name="P9"><text:s text:c="9"/>window.drawLine(</text:p>
            <text:p text:style-name="P9"><text:s text:c="12"/>x1, y1, x2, y2, cBlau);</text:p>
            <text:p text:style-name="P9"><text:s text:c="9"/>x1 = x2;</text:p>
            <text:p text:style-name="P8"><text:s text:c="9"/>y1 = y2;</text:p>
            <text:p text:style-name="P8"><text:s text:c="6"/>}</text:p>
            <text:p text:style-name="P8"><text:s text:c="6"/>window.paintFrame();</text:p>
            <text:p text:style-name="P8"><text:s text:c="3"/>}</text:p>
            <text:p text:style-name="P8">}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draw:frame text:anchor-type="paragraph" draw:z-index="0" draw:name="Form1" draw:style-name="gr1" draw:text-style-name="P16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8">pothmann.de</text:span></text:a></text:p>
      <text:p text:style-name="P12">Freigegeben unter <text:a xlink:type="simple" xlink:href="https://creativecommons.org/licenses/by-nc-sa/4.0/" text:style-name="Internet_20_link" text:visited-style-name="Visited_20_Internet_20_Link">CC BY-NC-SA 4.0</text:a>, <text:span text:style-name="T7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e21f63"/>
    </style:style>
    <style:style style:name="MT2" style:family="text">
      <style:text-properties officeooo:rsid="01e31b42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Verzweigung</text:span> – Lösun<text:span text:style-name="MT2">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29T13:27:29.517000000</dc:date>
    <meta:editing-duration>P4DT9H57M32S</meta:editing-duration>
    <meta:editing-cycles>339</meta:editing-cycles>
    <meta:generator>LibreOffice/6.2.5.2$Windows_X86_64 LibreOffice_project/1ec314fa52f458adc18c4f025c545a4e8b22c159</meta:generator>
    <meta:print-date>2020-02-27T15:21:11.827000000</meta:print-date>
    <meta:document-statistic meta:table-count="3" meta:image-count="0" meta:object-count="0" meta:page-count="2" meta:paragraph-count="147" meta:word-count="255" meta:character-count="2646" meta:non-whitespace-character-count="1689"/>
  </office:meta>
</office:document-meta>
</file>